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564cm"/>
    </style:style>
    <style:style style:name="co3" style:family="table-column">
      <style:table-column-properties fo:break-before="auto" style:column-width="6.459cm"/>
    </style:style>
    <style:style style:name="co4" style:family="table-column">
      <style:table-column-properties fo:break-before="auto" style:column-width="6.779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2" style:family="table-cell" style:parent-style-name="Default" style:data-style-name="N37"/>
    <style:style style:name="ce3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  <style:map style:condition="cell-content()=&quot;failed&quot;" style:apply-style-name="Bad" style:base-cell-address="Sheet1.D1"/>
    </style:style>
    <style:style style:name="ce4" style:family="table-cell" style:parent-style-name="Default">
      <style:map style:condition="cell-content()=&quot;failed&quot;" style:apply-style-name="Bad" style:base-cell-address="Sheet1.D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4"/>
        <table:table-column table:style-name="co3" table:default-cell-style-name="Default"/>
        <table:table-column table:style-name="co4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JobID</text:p>
          </table:table-cell>
          <table:table-cell table:style-name="ce1" office:value-type="string" calcext:value-type="string">
            <text:p>script name</text:p>
          </table:table-cell>
          <table:table-cell table:style-name="ce3" office:value-type="string" calcext:value-type="string">
            <text:p>Ran?</text:p>
          </table:table-cell>
          <table:table-cell table:style-name="ce1" office:value-type="string" calcext:value-type="string">
            <text:p>why?</text:p>
          </table:table-cell>
          <table:table-cell table:style-name="ce1" table:number-columns-repeated="1019"/>
        </table:table-row>
        <table:table-row table:style-name="ro2">
          <table:table-cell table:style-name="ce2" office:value-type="date" office:date-value="2022-05-25" calcext:value-type="date">
            <text:p>25/05/22</text:p>
          </table:table-cell>
          <table:table-cell office:value-type="float" office:value="2005939" calcext:value-type="float">
            <text:p>2005939</text:p>
          </table:table-cell>
          <table:table-cell office:value-type="string" calcext:value-type="string">
            <text:p>individual_GAM_forEachCust_HPC.R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uploaded data file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2-05-25" calcext:value-type="date">
            <text:p>25/05/22</text:p>
          </table:table-cell>
          <table:table-cell office:value-type="float" office:value="2005945" calcext:value-type="float">
            <text:p>2005945</text:p>
          </table:table-cell>
          <table:table-cell office:value-type="string" calcext:value-type="string">
            <text:p>individual_GAM_forEachCust_HPC.R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gam function doesnt like 0</text:p>
          </table:table-cell>
          <table:table-cell office:value-type="string" calcext:value-type="string">
            <text:p>changed sh file to 8 cpus per task from 1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2-05-26" calcext:value-type="date">
            <text:p>26/05/22</text:p>
          </table:table-cell>
          <table:table-cell office:value-type="float" office:value="2009604" calcext:value-type="float">
            <text:p>2009604</text:p>
          </table:table-cell>
          <table:table-cell office:value-type="string" calcext:value-type="string">
            <text:p>individual_GAM_forEachCust_HPC.R</text:p>
          </table:table-cell>
          <table:table-cell office:value-type="string" calcext:value-type="string">
            <text:p>ran </text:p>
          </table:table-cell>
          <table:table-cell office:value-type="string" calcext:value-type="string">
            <text:p>using bam and logged values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2-05-26" calcext:value-type="date">
            <text:p>26/05/22</text:p>
          </table:table-cell>
          <table:table-cell office:value-type="float" office:value="2009728" calcext:value-type="float">
            <text:p>2009728</text:p>
          </table:table-cell>
          <table:table-cell office:value-type="string" calcext:value-type="string">
            <text:p>individual_GAM_forEachCust_HPC_parallel.R</text:p>
          </table:table-cell>
          <table:table-cell office:value-type="string" calcext:value-type="string">
            <text:p>ran </text:p>
          </table:table-cell>
          <table:table-cell office:value-type="string" calcext:value-type="string">
            <text:p>try to do same as above but in parallel 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2-05-26" calcext:value-type="date">
            <text:p>26/05/22</text:p>
          </table:table-cell>
          <table:table-cell office:value-type="float" office:value="2010900" calcext:value-type="float">
            <text:p>2010900</text:p>
          </table:table-cell>
          <table:table-cell office:value-type="string" calcext:value-type="string">
            <text:p>commonGAM_HPC.R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this is a test, no for loop, test output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2-05-26" calcext:value-type="date">
            <text:p>26/05/22</text:p>
          </table:table-cell>
          <table:table-cell office:value-type="float" office:value="2011321" calcext:value-type="float">
            <text:p>2011321</text:p>
          </table:table-cell>
          <table:table-cell office:value-type="string" calcext:value-type="string">
            <text:p>commonGAM_HPC.R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typo fixed</text:p>
          </table:table-cell>
          <table:table-cell office:value-type="string" calcext:value-type="string">
            <text:p>predM error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2-05-26" calcext:value-type="date">
            <text:p>26/05/22</text:p>
          </table:table-cell>
          <table:table-cell office:value-type="float" office:value="2011356" calcext:value-type="float">
            <text:p>2011356</text:p>
          </table:table-cell>
          <table:table-cell office:value-type="string" calcext:value-type="string">
            <text:p>commonGAM_HPC.R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added in for loop</text:p>
          </table:table-cell>
          <table:table-cell office:value-type="string" calcext:value-type="string">
            <text:p>predM error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2-05-27" calcext:value-type="date">
            <text:p>27/05/22</text:p>
          </table:table-cell>
          <table:table-cell office:value-type="float" office:value="2017910" calcext:value-type="float">
            <text:p>2017910</text:p>
          </table:table-cell>
          <table:table-cell office:value-type="string" calcext:value-type="string">
            <text:p>commonGAM_HPC.R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rm(“predM”) was in there…</text:p>
          </table:table-cell>
          <table:table-cell office:value-type="string" calcext:value-type="string">
            <text:p>ran out of memory, stopped at week 37 in for loop 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2-05-27" calcext:value-type="date">
            <text:p>27/05/22</text:p>
          </table:table-cell>
          <table:table-cell office:value-type="float" office:value="2018064" calcext:value-type="float">
            <text:p>2018064</text:p>
          </table:table-cell>
          <table:table-cell office:value-type="string" calcext:value-type="string">
            <text:p>commonGAM_HPC.R</text:p>
          </table:table-cell>
          <table:table-cell/>
          <table:table-cell office:value-type="string" calcext:value-type="string">
            <text:p><text:s/>upped to 256GB and round predz to 3dp 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2-05-27" calcext:value-type="date">
            <text:p>27/05/22</text:p>
          </table:table-cell>
          <table:table-cell office:value-type="float" office:value="2020129" calcext:value-type="float">
            <text:p>2020129</text:p>
          </table:table-cell>
          <table:table-cell office:value-type="string" calcext:value-type="string">
            <text:p>commonGAM_HPC.R</text:p>
          </table:table-cell>
          <table:table-cell/>
          <table:table-cell office:value-type="string" calcext:value-type="string">
            <text:p>180gb, is .sh 180 file</text:p>
          </table:table-cell>
          <table:table-cell table:number-columns-repeated="1019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D1:Sheet1.D1048576">
            <calcext:condition calcext:apply-style-name="Bad" calcext:value="=&quot;failed&quot;" calcext:base-cell-address="Sheet1.D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7">00/00/0000</text:date>, <text:time style:data-style-name="N2" text:time-value="14:54:41.6291552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5T15:35:52.831444581</meta:creation-date>
    <dc:date>2022-05-27T14:55:17.492475282</dc:date>
    <meta:editing-duration>P1DT1H53M22S</meta:editing-duration>
    <meta:editing-cycles>15</meta:editing-cycles>
    <meta:generator>LibreOffice/6.4.7.2$Linux_X86_64 LibreOffice_project/40$Build-2</meta:generator>
    <meta:document-statistic meta:table-count="1" meta:cell-count="57" meta:object-count="0"/>
  </office:meta>
</office:document-meta>
</file>